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</text:p>
      <text:p text:style-name="P4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17T16:35:11.80</dc:date>
    <dc:creator>James Lombardi</dc:creator>
    <meta:editing-duration>PT8H17M44S</meta:editing-duration>
    <meta:editing-cycles>41</meta:editing-cycles>
    <meta:generator>OpenOffice/4.1.2$Win32 OpenOffice.org_project/412m3$Build-9782</meta:generator>
    <meta:document-statistic meta:table-count="0" meta:image-count="0" meta:object-count="0" meta:page-count="6" meta:paragraph-count="102" meta:word-count="1488" meta:character-count="6988"/>
  </office:meta>
</office:document-meta>
</file>